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75cm" fo:min-width="7.75cm"/>
      <style:paragraph-properties style:writing-mode="lr-tb"/>
    </style:style>
    <style:style style:name="gr2" style:family="graphic" style:parent-style-name="standard">
      <style:graphic-properties svg:stroke-color="#ffa6a6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3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3.75cm" fo:min-width="5.75cm"/>
      <style:paragraph-properties style:writing-mode="lr-tb"/>
    </style:style>
    <style:style style:name="gr4" style:family="graphic" style:parent-style-name="objectwithoutfill">
      <style:graphic-properties svg:stroke-color="#dddddd"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6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2cm" fo:min-width="6cm"/>
      <style:paragraph-properties style:writing-mode="lr-tb"/>
    </style:style>
    <style:style style:name="gr7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25cm" fo:min-width="4.5cm"/>
      <style:paragraph-properties style:writing-mode="lr-tb"/>
    </style:style>
    <style:style style:name="gr8" style:family="graphic" style:parent-style-name="standard">
      <style:graphic-properties draw:stroke="none" svg:stroke-color="#ffa6a6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9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svg:stroke-color="#afd095" draw:fill="solid" draw:fill-color="#ffffff" draw:textarea-horizontal-align="justify" draw:textarea-vertical-align="middle" draw:auto-grow-height="false" fo:min-height="1.5cm" fo:min-width="7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Mono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 style:writing-mode="lr-tb"/>
      <style:text-properties style:font-name="Liberation Mono" fo:font-size="12pt" style:font-size-asian="12pt" style:font-size-complex="12pt"/>
    </style:style>
    <style:style style:name="P4" style:family="paragraph">
      <style:paragraph-properties fo:text-align="center" style:writing-mode="lr-tb"/>
      <style:text-properties fo:color="#ff0000" loext:opacity="100%" style:font-name="Liberation Mono"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style:font-name="Liberation Mono"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ff0000" loext:opacity="100%" loext:color-lum-mod="100%" loext:color-lum-off="0%" style:font-name="Liberation Mono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fo:color="#ff0000" loext:opacity="100%" style:font-name="Liberation Mono" fo:font-size="12pt" style:font-size-asian="12pt" style:font-size-complex="12pt"/>
    </style:style>
    <style:style style:name="T3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8.25cm" svg:height="2cm" svg:x="7.5cm" svg:y="8.75cm">
          <text:p text:style-name="P1"><text:span text:style-name="T1">find_smallest_ds_value(ds_h)</text:span></text:p>
          <text:p text:style-name="P2"><text:span text:style-name="T1">delete(ds, y)</text:span></text:p>
          <text:p text:style-name="P2"><text:span text:style-name="T1">delete(ds_h, y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1cm" svg:x="9.25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25cm" svg:height="4cm" svg:x="3cm" svg:y="3.75cm">
          <text:p text:style-name="P4"><text:span text:style-name="T2">read(ds, x)</text:span></text:p>
          <text:p text:style-name="P5"><text:span text:style-name="T2">read(ds_h, x)</text:span></text:p>
          <text:p text:style-name="P5"><text:span text:style-name="T2">self.set_flags</text:span></text:p>
          <text:p text:style-name="P5"><text:span text:style-name="T2">delete(ds, x)</text:span></text:p>
          <text:p text:style-name="P5"><text:span text:style-name="T2">delete(ds_h, x)</text:span></text:p>
          <text:p text:style-name="P5"><text:span text:style-name="T2">prepend(ds, x)</text:span></text:p>
          <text:p text:style-name="P5"><text:span text:style-name="T2">prepend(ds_h, x, +1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75cm" svg:y1="2.75cm" svg:x2="14.75cm" svg:y2="3.75cm">
          <text:p/>
        </draw:line>
        <draw:custom-shape draw:style-name="gr5" draw:text-style-name="P9" draw:layer="layout" svg:width="1.5cm" svg:height="0.75cm" svg:x="6.75cm" svg:y="2.25cm">
          <text:p text:style-name="P8"><text:span text:style-name="T3">hit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5cm" svg:height="0.75cm" svg:x="13cm" svg:y="2.25cm">
          <text:p text:style-name="P8"><text:span text:style-name="T3">mis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5cm" svg:height="2.25cm" svg:x="12cm" svg:y="3.75cm">
          <text:p text:style-name="P1"><text:span text:style-name="T1">read(ds, -1)</text:span></text:p>
          <text:p text:style-name="P2"><text:span text:style-name="T1">self.set_flags</text:span></text:p>
          <text:p text:style-name="P2"><text:span text:style-name="T1">handle_cache_miss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cm" svg:height="1.5cm" svg:x="16.75cm" svg:y="7.75cm">
          <text:p text:style-name="P1"><text:span text:style-name="T1">delete(ds, -1)</text:span></text:p>
          <text:p text:style-name="P1"><text:span text:style-name="T1">delete(ds_h, -1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6.75cm" svg:y1="6cm" svg:x2="17.5cm" svg:y2="7.75cm">
          <text:p/>
        </draw:line>
        <draw:custom-shape draw:style-name="gr8" draw:text-style-name="P9" draw:layer="layout" svg:width="2.25cm" svg:height="0.75cm" svg:x="17.75cm" svg:y="6.5cm">
          <text:p text:style-name="P8"><text:span text:style-name="T3">non-full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25cm" svg:height="0.75cm" svg:x="11.25cm" svg:y="6.5cm">
          <text:p text:style-name="P8"><text:span text:style-name="T3">ful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cm" svg:height="1cm" svg:x="9.25cm" svg:y="1.75cm">
          <text:p text:style-name="P1"><text:span text:style-name="T1">lookup(x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9.751cm" svg:y1="2.781cm" svg:x2="6.251cm" svg:y2="3.781cm">
          <text:p/>
        </draw:line>
        <draw:line draw:style-name="gr4" draw:text-style-name="P7" draw:layer="layout" svg:x1="14.244cm" svg:y1="6cm" svg:x2="13.5cm" svg:y2="8.75cm">
          <text:p/>
        </draw:line>
        <draw:custom-shape draw:style-name="gr10" draw:text-style-name="P3" draw:layer="layout" svg:width="7.5cm" svg:height="1.75cm" svg:x="12.25cm" svg:y="11.75cm">
          <text:p text:style-name="P1"><text:span text:style-name="T1">prepend(ds, x)</text:span></text:p>
          <text:p text:style-name="P1"><text:span text:style-name="T1">prepend(ds_h, x, 0)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8.25cm" svg:y1="9.25cm" svg:x2="17.5cm" svg:y2="11.75cm">
          <text:p/>
        </draw:line>
        <draw:line draw:style-name="gr4" draw:text-style-name="P7" draw:layer="layout" svg:x1="13.75cm" svg:y1="10.75cm" svg:x2="14.25cm" svg:y2="11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3:39:52.095743364</meta:creation-date>
    <dc:date>2024-03-04T08:52:03.113136471</dc:date>
    <meta:editing-duration>PT1H8M6S</meta:editing-duration>
    <meta:editing-cycles>19</meta:editing-cycles>
    <meta:generator>LibreOffice/7.4.7.2$Linux_X86_64 LibreOffice_project/40$Build-2</meta:generator>
    <meta:document-statistic meta:object-count="17"/>
  </office:meta>
</office:document-meta>
</file>